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noncampus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noncampus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9">
            <text:p>27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81">
            <text:p>4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75">
            <text:p>7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60">
            <text:p>4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9">
            <text:p>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874">
            <text:p>28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2">
            <text:p>1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48">
            <text:p>22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06">
            <text:p>2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3">
            <text:p>4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65">
            <text:p>6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595">
            <text:p>2059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1">
            <text:p>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58">
            <text:p>43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29">
            <text:p>93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2">
            <text:p>7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00">
            <text:p>3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686">
            <text:p>4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958">
            <text:p>95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36">
            <text:p>1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5">
            <text:p>8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29">
            <text:p>4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5">
            <text:p>4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49">
            <text:p>1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2">
            <text:p>13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59">
            <text:p>48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1">
            <text:p>8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700">
            <text:p>2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noncampus-" style:display-name="PageStyle_disciplinary-actions-noncampus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